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margin-left="0in" fo:margin-right="0in" fo:text-indent="0.5in" style:auto-text-indent="false"/>
    </style:style>
    <style:style style:name="P3" style:family="paragraph" style:parent-style-name="Standard">
      <style:paragraph-properties fo:margin-left="0in" fo:margin-right="0in" fo:text-indent="0.5in" style:auto-text-indent="false"/>
      <style:text-properties fo:font-size="12pt" style:font-size-asian="12pt" style:font-size-complex="12pt"/>
    </style:style>
    <style:style style:name="P4" style:family="paragraph" style:parent-style-name="Standard" style:master-page-name="Standard">
      <style:paragraph-properties style:page-number="1"/>
    </style:style>
    <style:style style:name="T1"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HTTP ou Hypertext Transfer Protocol désigne un protocole de communication entre un client et un serveur. HTTP marche par requête et réponse, généralement, à chaque action d’un client sur un site, une requête est envoyée au serveur, qui répond par une réponse.</text:span></text:p>
      <text:p text:style-name="Standard"><text:span text:style-name="T1">HTTPS ou Hypertext Transfer Protocol Secure est basé sur le même système que HTTP, mais en plus sécurisé. Il va crypter les données sensibles du site vers le serveur. De nos jours, la majorité des sites se font par HTTPS.</text:span></text:p>
      <text:p text:style-name="P1"/>
      <text:p text:style-name="Standard"><text:span text:style-name="T1">Dans le cadre de notre application, il sera important d’utiliser HTTPS afin d’être sûr que les informations entrées seront protégées.</text:span></text:p>
      <text:p text:style-name="Standard"><text:span text:style-name="T1">Il est important de choisir les méthodes utilisées pour chaque action avec précaution pour éviter des failles de sécurité.</text:span></text:p>
      <text:p text:style-name="Standard"><text:span text:style-name="T1">Tous les formulaires à remplir, quel que soit le rôle de l’utilisateur, seront uniquement fait par le biais de HTTP POST afin que les informations ne soient pas visibles dans l’URL. Cette mesure est particulièrement importante pour les formulaires d’inscription et de connexion.</text:span></text:p>
      <text:p text:style-name="Standard"><text:span text:style-name="T1">La méthode PUT est faite pour les changements de données dans la base de donnée. Elle sera utilisée pour les modifications de données comme les modifications du profil ou les modifications de module.</text:span></text:p>
      <text:p text:style-name="Standard"><text:span text:style-name="T1">Et enfin, la méthode DELETE sera utilisée si l’utilisateur, quelque soit son rôle, souhaite supprimer son compte, et pour les formations, cette méthode sera utilisée s'il souhaite supprimer son compte.</text:span></text:p>
      <text:p text:style-name="P1"/>
      <text:p text:style-name="Standard"><text:span text:style-name="T1">Pour chaque requête et réponse, il est important d’y intégrer un code status afin de continuer le bon déroulement du site. Lors d’une action, le code status intégré à la requête permet de prendre connaissance du status de la requête.</text:span></text:p>
      <text:p text:style-name="Standard"><text:span text:style-name="T1">Il existe de nombreux autres codes permettant d’avoir des informations bien plus précis sur la nature de l’action qui vient d’être exécuté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2"><text:span text:style-name="T1">CORS ou Cross-origin Ressource Sharing est un mécanisme qui autorise un site sur une URL à faire une requête de donnée sur une autre URL.</text:span></text:p>
      <text:p text:style-name="P3"/>
      <text:p text:style-name="Standard"><text:span text:style-name="T1">Pour cette application, il sera important d’identifier les sources qui pourront être utiles et utilisés, lors de la création de module par exemple.</text:span></text:p>
      <text:p text:style-name="Standard"><text:span text:style-name="T1">Si l’on autorise n’importe qu’elle source, de pouvoir intéragir avec le serveur, alors il y aura de nombreux problèmes et failles de sécurité, tandis que si les sources sont choisies avec soin, alors la sécurité sera renforcé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2" meta:word-count="374" meta:character-count="2297" meta:non-whitespace-character-count="1935"/>
    <meta:generator>LibreOfficeDev/6.0.5.2$Linux_X86_64 LibreOffice_project/</meta:generator>
  </office:meta>
</office:document-meta>
</file>